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officeooo:rsid="0000a8b1" officeooo:paragraph-rsid="0000a8b1"/>
    </style:style>
    <style:style style:name="P2" style:family="paragraph" style:parent-style-name="Standard">
      <style:text-properties fo:color="#000000" loext:opacity="100%" officeooo:rsid="0000a8b1" officeooo:paragraph-rsid="0000a8b1"/>
    </style:style>
    <style:style style:name="P3" style:family="paragraph" style:parent-style-name="Standard">
      <style:text-properties fo:color="#000000" loext:opacity="100%" officeooo:rsid="0000dcb1" officeooo:paragraph-rsid="0000dcb1"/>
    </style:style>
    <style:style style:name="P4" style:family="paragraph" style:parent-style-name="Standard">
      <style:text-properties fo:color="#000000" loext:opacity="100%" officeooo:rsid="0004ba74" officeooo:paragraph-rsid="0004ba74"/>
    </style:style>
    <style:style style:name="P5" style:family="paragraph" style:parent-style-name="Standard">
      <style:text-properties style:text-line-through-style="solid" style:text-line-through-type="single" officeooo:rsid="0000a8b1" officeooo:paragraph-rsid="0000a8b1"/>
    </style:style>
    <style:style style:name="P6" style:family="paragraph" style:parent-style-name="Standard">
      <style:text-properties style:text-line-through-style="solid" style:text-line-through-type="single" officeooo:rsid="0000a8b1" officeooo:paragraph-rsid="0004ba74"/>
    </style:style>
    <style:style style:name="P7" style:family="paragraph" style:parent-style-name="Standard">
      <style:text-properties fo:color="#000000" loext:opacity="100%" style:text-line-through-style="solid" style:text-line-through-type="single" officeooo:rsid="0000dcb1" officeooo:paragraph-rsid="0000dcb1"/>
    </style:style>
    <style:style style:name="P8" style:family="paragraph" style:parent-style-name="Standard">
      <style:text-properties fo:color="#000000" loext:opacity="100%" style:text-line-through-style="solid" style:text-line-through-type="single" officeooo:rsid="0004ba74" officeooo:paragraph-rsid="0004ba74"/>
    </style:style>
    <style:style style:name="P9" style:family="paragraph" style:parent-style-name="Standard">
      <style:text-properties fo:color="#000000" loext:opacity="100%" style:text-line-through-style="solid" style:text-line-through-type="single" officeooo:rsid="0000a8b1" officeooo:paragraph-rsid="0000a8b1"/>
    </style:style>
    <style:style style:name="P10" style:family="paragraph" style:parent-style-name="Standard">
      <style:text-properties fo:color="#000000" loext:opacity="100%" style:text-line-through-style="none" style:text-line-through-type="none" officeooo:rsid="00096916" officeooo:paragraph-rsid="00096916"/>
    </style:style>
    <style:style style:name="P11" style:family="paragraph" style:parent-style-name="Standard">
      <style:text-properties fo:color="#000000" loext:opacity="100%" style:text-line-through-style="none" style:text-line-through-type="none" officeooo:rsid="000f8937" officeooo:paragraph-rsid="000f8937"/>
    </style:style>
    <style:style style:name="P12" style:family="paragraph" style:parent-style-name="Standard">
      <style:text-properties fo:color="#000000" loext:opacity="100%" officeooo:rsid="0000dcb1" officeooo:paragraph-rsid="0000dcb1"/>
    </style:style>
    <style:style style:name="P13" style:family="paragraph" style:parent-style-name="Standard">
      <style:text-properties fo:color="#000000" loext:opacity="100%" officeooo:rsid="000f8937" officeooo:paragraph-rsid="000f8937"/>
    </style:style>
    <style:style style:name="P14" style:family="paragraph" style:parent-style-name="Standard">
      <style:text-properties fo:color="#c9211e" loext:opacity="100%" style:text-line-through-style="solid" style:text-line-through-type="single" officeooo:rsid="00017787" officeooo:paragraph-rsid="00017787"/>
    </style:style>
    <style:style style:name="P15" style:family="paragraph" style:parent-style-name="Standard">
      <style:text-properties fo:color="#c9211e" loext:opacity="100%" style:text-line-through-style="solid" style:text-line-through-type="single" officeooo:rsid="0000a8b1" officeooo:paragraph-rsid="0000a8b1"/>
    </style:style>
    <style:style style:name="P16" style:family="paragraph" style:parent-style-name="Standard">
      <style:text-properties fo:color="#c9211e" loext:opacity="100%" style:text-line-through-style="solid" style:text-line-through-type="single" officeooo:rsid="0000a8b1" officeooo:paragraph-rsid="0004ba74"/>
    </style:style>
    <style:style style:name="P17" style:family="paragraph" style:parent-style-name="Standard">
      <style:text-properties fo:color="#5eb91e" loext:opacity="100%" officeooo:rsid="0004ba74" officeooo:paragraph-rsid="0004ba74"/>
    </style:style>
    <style:style style:name="T1" style:family="text">
      <style:text-properties officeooo:rsid="0003247a"/>
    </style:style>
    <style:style style:name="T2" style:family="text">
      <style:text-properties style:text-line-through-style="none" style:text-line-through-type="none" officeooo:rsid="0003247a"/>
    </style:style>
    <style:style style:name="T3" style:family="text">
      <style:text-properties style:text-line-through-style="none" style:text-line-through-type="none" officeooo:rsid="0004ba74"/>
    </style:style>
    <style:style style:name="T4" style:family="text">
      <style:text-properties officeooo:rsid="00077429"/>
    </style:style>
    <style:style style:name="T5" style:family="text">
      <style:text-properties officeooo:rsid="000a02f5"/>
    </style:style>
    <style:style style:name="T6" style:family="text">
      <style:text-properties officeooo:rsid="0004ba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0) <text:tab/>Cyber: Kill-Chain <text:span text:style-name="T4">&amp; PDCA</text:span></text:p>
      <text:p text:style-name="P5">1) <text:tab/>Heavens Tabelle</text:p>
      <text:p text:style-name="P6">2) <text:tab/>Algebra Tabelle (Gruppe, Ring …),</text:p>
      <text:p text:style-name="P16"><text:span text:style-name="T6">2.1) <text:tab/></text:span><text:span text:style-name="T1">Modulare Arithmetik</text:span></text:p>
      <text:p text:style-name="P1">3) <text:tab/>Deffie Hellman Determinante</text:p>
      <text:p text:style-name="P1">4) <text:tab/>Aes MixColumns</text:p>
      <text:p text:style-name="P5">5) <text:tab/>Blockmodes</text:p>
      <text:p text:style-name="P1">6) <text:tab/>RSA</text:p>
      <text:p text:style-name="P15">7) <text:tab/>DHKE Man-In-The-Middle</text:p>
      <text:p text:style-name="P1">8) <text:tab/>Hashfunktionen: schwache/starke Kollision beweisen</text:p>
      <text:p text:style-name="P2">9) <text:tab/>MAC <text:span text:style-name="T1">&amp; Signaturen</text:span></text:p>
      <text:p text:style-name="P9">10) <text:tab/>DSA</text:p>
      <text:p text:style-name="P9">11)<text:tab/>ECDSA</text:p>
      <text:p text:style-name="P7">12) <text:tab/>Challenge Response Protocol</text:p>
      <text:p text:style-name="P3">13) <text:tab/>Needham-Schroeder-Protokoll</text:p>
      <text:p text:style-name="P3">14)<text:tab/>TLS</text:p>
      <text:p text:style-name="P3">15)<text:tab/>Hash-Konstruktionsarten</text:p>
      <text:p text:style-name="P13">16)<text:tab/>f</text:p>
      <text:p text:style-name="P3">17)<text:tab/>Common Vulnerabilities and Exposures / Common Vulnerability Scoring System</text:p>
      <text:p text:style-name="P4">18) <text:tab/>Key Distribution Center</text:p>
      <text:p text:style-name="P4">19)<text:tab/>Mutual-Challenge Respone</text:p>
      <text:p text:style-name="P4">20) <text:tab/>Kerberos</text:p>
      <text:p text:style-name="P4">21)<text:tab/>Zertifikate</text:p>
      <text:p text:style-name="P17">22) <text:tab/>IpSec</text:p>
      <text:p text:style-name="P8">23)<text:tab/>MacSec</text:p>
      <text:p text:style-name="P10">24)<text:tab/><text:span text:style-name="T5">Folie </text:span>224 / 472</text:p>
      <text:p text:style-name="P11">25)<text:tab/>Letztes Kapite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4T16:31:52.450000000</meta:creation-date>
    <meta:generator>LibreOffice/7.5.4.2$Windows_X86_64 LibreOffice_project/36ccfdc35048b057fd9854c757a8b67ec53977b6</meta:generator>
    <dc:date>2023-07-25T17:55:47.182000000</dc:date>
    <meta:editing-duration>PT6H8M55S</meta:editing-duration>
    <meta:editing-cycles>12</meta:editing-cycles>
    <meta:document-statistic meta:table-count="0" meta:image-count="0" meta:object-count="0" meta:page-count="1" meta:paragraph-count="27" meta:word-count="89" meta:character-count="619" meta:non-whitespace-character-count="540"/>
  </office:meta>
</office:document-meta>
</file>